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259d7"/>
    </style:style>
    <style:style style:name="T1" style:family="text">
      <style:text-properties style:text-underline-style="none"/>
    </style:style>
    <style:style style:name="T2" style:family="text">
      <style:text-properties officeooo:rsid="00107b7f"/>
    </style:style>
    <style:style style:name="T3" style:family="text">
      <style:text-properties style:text-underline-style="solid" style:text-underline-type="double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REATE TABLE trainingIntensity (</text:p>
      <text:p text:style-name="Standard"><text:s text:c="2"/>pace_id INT AUTO_INCREMENT PRIMARY KEY,</text:p>
      <text:p text:style-name="Standard"><text:s text:c="2"/>vo2max_id INT,</text:p>
      <text:p text:style-name="Standard"><text:s text:c="2"/>easy1000m VARCHAR(5),</text:p>
      <text:p text:style-name="Standard"><text:s text:c="2"/>tempo400m VARCHAR(5),</text:p>
      <text:p text:style-name="Standard"><text:s text:c="2"/>tempo1000m VARCHAR(5),</text:p>
      <text:p text:style-name="Standard"><text:s text:c="2"/>interval400m VARCHAR(5),</text:p>
      <text:p text:style-name="Standard"><text:s text:c="2"/>interval1000m VARCHAR(5),</text:p>
      <text:p text:style-name="Standard"><text:s text:c="2"/>repetition400m VARCHAR(5),</text:p>
      <text:p text:style-name="Standard"><text:s text:c="4"/>FOREIGN KEY (vo2max_id)</text:p>
      <text:p text:style-name="Standard"><text:s text:c="4"/>REFERENCES achievedResults(vo2Max)</text:p>
      <text:p text:style-name="Standard"><text:s text:c="4"/>ON DELETE CASCADE</text:p>
      <text:p text:style-name="Standard"><text:s text:c="4"/>ON UPDATE CASCADE</text:p>
      <text:p text:style-name="Standard">);</text:p>
      <text:p text:style-name="Standard"/>
      <text:p text:style-name="P1">INSERT INTO trainingIntensity (vo2max_id,<text:span text:style-name="T1">easy1000m</text:span>,tempo400m,tempo1000m,interval400m,repetition400m) </text:p>
      <text:p text:style-name="P1">VALUES (30,'07:37','02:33','06:24','02:22','02:16');</text:p>
      <text:p text:style-name="P1">INSERT INTO trainingIntensity (vo2max_id,easy1000m,tempo400m,tempo1000m,interval400m,repetition400m) </text:p>
      <text:p text:style-name="P1">VALUES (31,'07:37','02:33','06:24','02:22','02:16');</text:p>
      <text:p text:style-name="P1">INSERT INTO trainingIntensity (vo2max_id,easy1000m,tempo400m,tempo1000m,interval400m,repetition400m) </text:p>
      <text:p text:style-name="P1">VALUES (32,'07:16','02:26','06:05','02:14','02:08');</text:p>
      <text:p text:style-name="P1">INSERT INTO trainingIntensity (vo2max_id,easy1000m,tempo400m,tempo1000m,interval400m,repetition400m) </text:p>
      <text:p text:style-name="P1">VALUES (33,'07:16','02:26','06:05','02:14','02:08');</text:p>
      <text:p text:style-name="P1">INSERT INTO trainingIntensity (vo2max_id,easy1000m,tempo400m,tempo1000m,interval400m,repetition400m) </text:p>
      <text:p text:style-name="P1">VALUES (34,'06:56','02:19','05:48','02:08','02:02');</text:p>
      <text:p text:style-name="P1">INSERT INTO trainingIntensity (vo2max_id,easy1000m,tempo400m,tempo1000m,interval400m,repetition400m) </text:p>
      <text:p text:style-name="P1">VALUES (35,'06:56','02:19','05:48','02:08','02:02');</text:p>
      <text:p text:style-name="P1">INSERT INTO trainingIntensity (vo2max_id,easy1000m,tempo400m,tempo1000m,interval400m,interval1000m,repetition400m) </text:p>
      <text:p text:style-name="P1">VALUES (36,'06:38','02:13','05:33','02:02','05:07','01:55');</text:p>
      <text:p text:style-name="P1">INSERT INTO trainingIntensity (vo2max_id,easy1000m,tempo400m,tempo1000m,interval400m,interval1000m,repetition400m) </text:p>
      <text:p text:style-name="P1">VALUES (37,'06:38','02:13','05:33','02:02','05:07','01:55');</text:p>
      <text:p text:style-name="P1">INSERT INTO trainingIntensity (vo2max_id,easy1000m,tempo400m,tempo1000m,interval400m,interval1000m,repetition400m) </text:p>
      <text:p text:style-name="P1">VALUES (38,'06:22','02:07','05:19','01:56','04:54','01:50');</text:p>
      <text:p text:style-name="P1">INSERT INTO trainingIntensity (vo2max_id,easy1000m,tempo400m,tempo1000m,interval400m,interval1000m,repetition400m) </text:p>
      <text:p text:style-name="P1">VALUES (39,'06:22','02:07','05:19','01:56','04:54','01:50');</text:p>
      <text:p text:style-name="P1">INSERT INTO trainingIntensity (vo2max_id,easy1000m,tempo400m,tempo1000m,interval400m,interval1000m,repetition400m) </text:p>
      <text:p text:style-name="P1">VALUES (40,'06:07','02:02','05:06','01:52','04:42','01:46');</text:p>
      <text:p text:style-name="P1">INSERT INTO trainingIntensity (vo2max_id,easy1000m,tempo400m,tempo1000m,interval400m,interval1000m,repetition400m) </text:p>
      <text:p text:style-name="P1">VALUES (41,'06:07','02:02','05:06','01:52','04:42','01:46');</text:p>
      <text:p text:style-name="P1"><text:soft-page-break/>INSERT INTO trainingIntensity (vo2max_id,easy1000m,tempo400m,tempo1000m,interval400m,interval1000m,repetition400m) </text:p>
      <text:p text:style-name="P1">VALUES (42,'05:53','01:57','04:54','01:48','04:31','01:42');</text:p>
      <text:p text:style-name="P1">INSERT INTO trainingIntensity (vo2max_id,easy1000m,tempo400m,tempo1000m,interval400m,interval1000m,repetition400m) </text:p>
      <text:p text:style-name="P1">VALUES (43,'05:53','01:57','04:54','01:48','04:31','01:42');</text:p>
      <text:p text:style-name="P1">INSERT INTO trainingIntensity (vo2max_id,easy1000m,tempo400m,tempo1000m,interval400m,interval1000m,repetition400m) </text:p>
      <text:p text:style-name="P1">VALUES (44,'05:40','01:53','04:43','01:44','04:21','98');</text:p>
      <text:p text:style-name="P1">INSERT INTO trainingIntensity (vo2max_id,easy1000m,tempo400m,tempo1000m,interval400m,interval1000m,repetition400m) </text:p>
      <text:p text:style-name="P1">VALUES (45,'05:34','01:51','04:38','01:42','04:16','96');</text:p>
      <text:p text:style-name="P1">INSERT INTO trainingIntensity (vo2max_id,easy1000m,tempo400m,tempo1000m,interval400m,interval1000m,repetition400m) </text:p>
      <text:p text:style-name="P1">VALUES (46,'05:28','01:49','04:33','01:40','04:12','94');</text:p>
      <text:p text:style-name="P1">INSERT INTO trainingIntensity (vo2max_id,easy1000m,tempo400m,tempo1000m,interval400m,interval1000m,repetition400m) </text:p>
      <text:p text:style-name="P1">VALUES (47,'05:23','01:47','04:29','98','04:07','92');</text:p>
      <text:p text:style-name="P1">INSERT INTO trainingIntensity (vo2max_id,easy1000m,tempo400m,tempo1000m,interval400m,interval1000m,repetition400m) </text:p>
      <text:p text:style-name="P1">VALUES (48,'05:17','01:45','04:24','96','04:03','90');</text:p>
      <text:p text:style-name="P1">INSERT INTO trainingIntensity (vo2max_id,easy1000m,tempo400m,tempo1000m,interval400m,interval1000m,repetition400m) </text:p>
      <text:p text:style-name="P1">VALUES (49,'05:12','01:43','04:20','95','03:59','89');</text:p>
      <text:p text:style-name="P1">INSERT INTO trainingIntensity (vo2max_id,easy1000m,tempo400m,tempo1000m,interval400m,interval1000m,repetition400m) </text:p>
      <text:p text:style-name="P1">VALUES (50,'05:07','01:42','04:15','93','03:55','87');</text:p>
      <text:p text:style-name="P1">INSERT INTO trainingIntensity (vo2max_id,easy1000m,tempo400m,tempo1000m,interval400m,interval1000m,repetition400m) </text:p>
      <text:p text:style-name="P1">VALUES (51,'05:02','01:40','04:11','92','03:51','86');</text:p>
      <text:p text:style-name="P1">INSERT INTO trainingIntensity (vo2max_id,easy1000m,tempo400m,tempo1000m,interval400m,interval1000m,repetition400m) </text:p>
      <text:p text:style-name="P1">VALUES (52,'04:58','98','04:07','91','03:48','85');</text:p>
      <text:p text:style-name="P1">INSERT INTO trainingIntensity (vo2max_id,easy1000m,tempo400m,tempo1000m,interval400m,interval1000m,repetition400m) </text:p>
      <text:p text:style-name="P1">VALUES (53,'04:53','97','04:04','90','03:44','84');</text:p>
      <text:p text:style-name="P1">INSERT INTO trainingIntensity (vo2max_id,easy1000m,tempo400m,tempo1000m,interval400m,interval1000m,repetition400m) </text:p>
      <text:p text:style-name="P1">VALUES (54,'04:49','95','04:00','88','03:41','82');</text:p>
      <text:p text:style-name="P1">INSERT INTO trainingIntensity (vo2max_id,easy1000m,tempo400m,tempo1000m,interval400m,interval1000m,repetition400m) </text:p>
      <text:p text:style-name="P1">VALUES (55,'04:45','94','03:56','87','03:37','81');</text:p>
      <text:p text:style-name="P1">INSERT INTO trainingIntensity (vo2max_id,easy1000m,tempo400m,tempo1000m,interval400m,interval1000m,repetition400m) </text:p>
      <text:p text:style-name="P1">VALUES (56,'04:40','93','03:53','86','03:34','80');</text:p>
      <text:p text:style-name="P1">INSERT INTO trainingIntensity (vo2max_id,easy1000m,tempo400m,tempo1000m,interval400m,interval1000m,repetition400m) </text:p>
      <text:p text:style-name="P1">VALUES (57,'04:36','91','03:50','85','03:31','79');</text:p>
      <text:p text:style-name="P1">INSERT INTO trainingIntensity (vo2max_id,easy1000m,tempo400m,tempo1000m,interval400m,interval1000m,repetition400m) </text:p>
      <text:p text:style-name="P1">VALUES (58,'04:33','90','03:45','83','03:28','77');</text:p>
      <text:p text:style-name="P1"><text:soft-page-break/>INSERT INTO trainingIntensity (vo2max_id,easy1000m,tempo400m,tempo1000m,interval400m,interval1000m,repetition400m) </text:p>
      <text:p text:style-name="P1">VALUES (59,'04:29','89','03:43','82','03:25','76');</text:p>
      <text:p text:style-name="P1">INSERT INTO trainingIntensity (vo2max_id,easy1000m,tempo400m,tempo1000m,interval400m,interval1000m,repetition400m) </text:p>
      <text:p text:style-name="P1">VALUES (60,'04:25','88','03:40','81','03:23','75');</text:p>
      <text:p text:style-name="P1">INSERT INTO trainingIntensity (vo2max_id,easy1000m,tempo400m,tempo1000m,interval400m,interval1000m,repetition400m) </text:p>
      <text:p text:style-name="P1">VALUES (61,'04:22','86','03:37','80','03:20','74');</text:p>
      <text:p text:style-name="P1">INSERT INTO trainingIntensity (vo2max_id,easy1000m,tempo400m,tempo1000m,interval400m,interval1000m,repetition400m) </text:p>
      <text:p text:style-name="P1">VALUES (62,'04:18','85','03:34','79','03:217','73');</text:p>
      <text:p text:style-name="P1">INSERT INTO trainingIntensity (vo2max_id,easy1000m,tempo400m,tempo1000m,interval400m,interval1000m,repetition400m) </text:p>
      <text:p text:style-name="P1">VALUES (63,'04:15','84','03:32','78','03:15','72');</text:p>
      <text:p text:style-name="P1">INSERT INTO trainingIntensity (vo2max_id,easy1000m,tempo400m,tempo1000m,interval400m,interval1000m,repetition400m) </text:p>
      <text:p text:style-name="P1">VALUES (64,'04:12','83','03:29','77','03:12','71');</text:p>
      <text:p text:style-name="P1">INSERT INTO trainingIntensity (vo2max_id,easy1000m,tempo400m,tempo1000m,interval400m,interval1000m,repetition400m) </text:p>
      <text:p text:style-name="P1">VALUES (65,'04:09','82','03:26','76','03:10','70');</text:p>
      <text:p text:style-name="P1">INSERT INTO trainingIntensity (vo2max_id,easy1000m,tempo400m,tempo1000m,interval400m,interval1000m,repetition400m) </text:p>
      <text:p text:style-name="P1">VALUES (66,'04:05','81','03:24','75','03:08','69');</text:p>
      <text:p text:style-name="P1">INSERT INTO trainingIntensity (vo2max_id,easy1000m,tempo400m,tempo1000m,interval400m,interval1000m,repetition400m) </text:p>
      <text:p text:style-name="P1">VALUES (67,'04:02','80','03:21','74','03:05','68');</text:p>
      <text:p text:style-name="P1">INSERT INTO trainingIntensity (vo2max_id,easy1000m,tempo400m,tempo1000m,interval400m,interval1000m,repetition400m) </text:p>
      <text:p text:style-name="P1">VALUES (68,'04:00','79','03:19','73','03:03','67');</text:p>
      <text:p text:style-name="P1">INSERT INTO trainingIntensity (vo2max_id,easy1000m,tempo400m,tempo1000m,interval400m,interval1000m,repetition400m) </text:p>
      <text:p text:style-name="P1">VALUES (69,'03:57','78','03:16','72','03:01','66');</text:p>
      <text:p text:style-name="P1">INSERT INTO trainingIntensity (vo2max_id,easy1000m,tempo400m,tempo1000m,interval400m,interval1000m,repetition400m) </text:p>
      <text:p text:style-name="P1">VALUES (70,'03:54','77','03:14','71','02:59','65');</text:p>
      <text:p text:style-name="P1">INSERT INTO trainingIntensity (vo2max_id,easy1000m,tempo400m,tempo1000m,interval400m,interval1000m,repetition400m) </text:p>
      <text:p text:style-name="P1">VALUES (71,'03:51','76','03:12','70','02:57','64');</text:p>
      <text:p text:style-name="P1">INSERT INTO trainingIntensity (vo2max_id,easy1000m,tempo400m,tempo1000m,interval400m,interval1000m,repetition400m) </text:p>
      <text:p text:style-name="P1">VALUES (72,'03:49','76','03:10','69','02:55','63');</text:p>
      <text:p text:style-name="P1">INSERT INTO trainingIntensity (vo2max_id,easy1000m,tempo400m,tempo1000m,interval400m,interval1000m,repetition400m) </text:p>
      <text:p text:style-name="P1">VALUES (73,'03:46','75','03:08','69','02:53','62');</text:p>
      <text:p text:style-name="P1">INSERT INTO trainingIntensity (vo2max_id,easy1000m,tempo400m,tempo1000m,interval400m,interval1000m,repetition400m) </text:p>
      <text:p text:style-name="P1">VALUES (74,'03:44','74','03:06','68','02:51','62');</text:p>
      <text:p text:style-name="P1">INSERT INTO trainingIntensity (vo2max_id,easy1000m,tempo400m,tempo1000m,interval400m,interval1000m,repetition400m) </text:p>
      <text:p text:style-name="P1">VALUES (75,'03:41','74','03:04','67','02:49','61');</text:p>
      <text:p text:style-name="P1"><text:soft-page-break/>INSERT INTO trainingIntensity (vo2max_id,easy1000m,tempo400m,tempo1000m,interval400m,interval1000m,repetition400m) </text:p>
      <text:p text:style-name="P1">VALUES (76,'03:39','73','03:02','66','02:48','60');</text:p>
      <text:p text:style-name="P1">INSERT INTO trainingIntensity (vo2max_id,easy1000m,tempo400m,tempo1000m,interval400m,interval1000m,repetition400m) </text:p>
      <text:p text:style-name="P1">VALUES (77,'03:36','72','03:00','65','02:46','59');</text:p>
      <text:p text:style-name="P1">INSERT INTO trainingIntensity (vo2max_id,easy1000m,tempo400m,tempo1000m,interval400m,interval1000m,repetition400m) </text:p>
      <text:p text:style-name="P1">VALUES (78,'03:34','71','02:58','65','02:44','59');</text:p>
      <text:p text:style-name="P1">INSERT INTO trainingIntensity (vo2max_id,easy1000m,tempo400m,tempo1000m,interval400m,interval1000m,repetition400m) </text:p>
      <text:p text:style-name="P1">VALUES (79,'03:32','70','02:56','64','02:42','58');</text:p>
      <text:p text:style-name="P1">INSERT INTO trainingIntensity (vo2max_id,easy1000m,tempo400m,tempo1000m,interval400m,interval1000m,repetition400m) </text:p>
      <text:p text:style-name="P1">VALUES (80,'03:30','70','02:54','64','02:41','58')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4T20:38:25.498209935</meta:creation-date>
    <dc:date>2023-07-28T11:14:54.732658312</dc:date>
    <meta:editing-duration>PT25M34S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4" meta:paragraph-count="116" meta:word-count="341" meta:character-count="8843" meta:non-whitespace-character-count="8535"/>
  </office:meta>
</office:document-meta>
</file>